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D10000045864A4E50F.svm"/>
  <manifest:file-entry manifest:media-type="" manifest:full-path="Pictures/20000007000039910000337931508987.svm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Heading_20_1">
      <style:text-properties style:font-name="Consolas"/>
    </style:style>
    <style:style style:name="P10" style:family="paragraph" style:parent-style-name="Text_20_body">
      <style:text-properties style:font-name="Consolas"/>
    </style:style>
    <style:style style:name="P11" style:family="paragraph" style:parent-style-name="Text_20_body">
      <style:paragraph-properties fo:text-align="center" style:justify-single-word="false"/>
      <style:text-properties style:font-name="Consolas"/>
    </style:style>
    <style:style style:name="P12" style:family="paragraph" style:parent-style-name="Text_20_body">
      <style:paragraph-properties fo:text-align="center" style:justify-single-word="false"/>
      <style:text-properties style:font-name="Consolas" fo:font-style="italic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style:font-name="Consolas" fo:font-style="italic" style:font-style-asian="italic" style:font-style-complex="italic"/>
    </style:style>
    <style:style style:name="P14" style:family="paragraph" style:parent-style-name="Text_20_body">
      <style:paragraph-properties fo:text-align="justify" style:justify-single-word="false"/>
      <style:text-properties style:font-name="Consola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Calculo del Yield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9" text:outline-level="1">Cálculo del rendimiento</text:h>
      <text:p text:style-name="P4">A partir de la bitacora de errores, se puede concluir basados en la ecuación que:</text:p>
      <text:p text:style-name="P11"><draw:frame draw:style-name="fr1" draw:name="gráficos3" text:anchor-type="paragraph" svg:x="2.353cm" svg:y="1cm" svg:width="12.885cm" svg:height="1.005cm" draw:z-index="3"><draw:image xlink:href="Pictures/20000007000037D10000045864A4E50F.svm" xlink:type="simple" xlink:show="embed" xlink:actuate="onLoad"/></draw:frame></text:p>
      <text:p text:style-name="P4"/>
      <text:p text:style-name="P4"/>
      <text:p text:style-name="P4"/>
      <text:p text:style-name="P12"><draw:frame draw:style-name="fr2" draw:name="gráficos1" text:anchor-type="paragraph" svg:width="14.737cm" svg:height="4.805cm" draw:z-index="2"><draw:image xlink:href="Pictures/20000007000039910000337931508987.svm" xlink:type="simple" xlink:show="embed" xlink:actuate="onLoad"/></draw:frame>Figura 1. Bitacora de errores.</text:p>
      <text:p text:style-name="P13"/>
      <text:p text:style-name="P14">Es consitente el valor. No se han encontrado mas errores durante la compilación y en test tampoco se encontraron mas err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Calculo del Yield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20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Calculo del Yield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20T14:13:01.84</dc:date>
    <dc:creator>Juan Pablo Ospino Solano</dc:creator>
    <meta:editing-duration>P1DT13M7S</meta:editing-duration>
    <meta:editing-cycles>34</meta:editing-cycles>
    <meta:generator>OpenOffice/4.1.2$Win32 OpenOffice.org_project/412m3$Build-9782</meta:generator>
    <dc:title>Calculo del Yield</dc:title>
    <meta:document-statistic meta:table-count="1" meta:image-count="3" meta:object-count="0" meta:page-count="2" meta:paragraph-count="15" meta:word-count="77" meta:character-count="605"/>
  </office:meta>
</office:document-meta>
</file>